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0" svg:font-family="0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5ce5" officeooo:paragraph-rsid="00115ce5"/>
    </style:style>
    <style:style style:name="P2" style:family="paragraph" style:parent-style-name="Standard">
      <style:paragraph-properties fo:line-height="115%"/>
      <style:text-properties officeooo:rsid="00164a45" officeooo:paragraph-rsid="00164a45"/>
    </style:style>
    <style:style style:name="P3" style:family="paragraph" style:parent-style-name="Standard">
      <style:paragraph-properties fo:line-height="115%"/>
      <style:text-properties style:text-underline-style="solid" style:text-underline-width="auto" style:text-underline-color="font-color" officeooo:rsid="001a9d29" officeooo:paragraph-rsid="001a9d29"/>
    </style:style>
    <style:style style:name="P4" style:family="paragraph" style:parent-style-name="Standard">
      <style:paragraph-properties fo:line-height="115%"/>
      <style:text-properties style:text-underline-style="solid" style:text-underline-width="auto" style:text-underline-color="font-color" officeooo:rsid="001bca1d" officeooo:paragraph-rsid="001bca1d"/>
    </style:style>
    <style:style style:name="P5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1a9d29" officeooo:paragraph-rsid="001a9d29" style:font-weight-asian="bold" style:font-weight-complex="bold"/>
    </style:style>
    <style:style style:name="P6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1bca1d" officeooo:paragraph-rsid="001bca1d" style:font-weight-asian="bold" style:font-weight-complex="bold"/>
    </style:style>
    <style:style style:name="P7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227251" officeooo:paragraph-rsid="00227251" style:font-weight-asian="bold" style:font-weight-complex="bold"/>
    </style:style>
    <style:style style:name="P8" style:family="paragraph" style:parent-style-name="Standard">
      <style:text-properties style:font-name="Liberation Serif" fo:font-style="normal" fo:font-weight="bold" officeooo:rsid="001a9d29" officeooo:paragraph-rsid="001a9d29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line-height="115%"/>
      <style:text-properties style:font-name="Liberation Serif" fo:font-style="normal" fo:font-weight="bold" officeooo:rsid="001a9d29" officeooo:paragraph-rsid="001a9d29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line-height="115%"/>
      <style:text-properties officeooo:rsid="0011aa43" officeooo:paragraph-rsid="0012fb52"/>
    </style:style>
    <style:style style:name="P11" style:family="paragraph" style:parent-style-name="Standard">
      <style:paragraph-properties fo:line-height="115%"/>
      <style:text-properties officeooo:rsid="0011aa43" officeooo:paragraph-rsid="0011aa43"/>
    </style:style>
    <style:style style:name="P12" style:family="paragraph" style:parent-style-name="Standard">
      <style:paragraph-properties fo:line-height="115%"/>
      <style:text-properties officeooo:rsid="0013094b" officeooo:paragraph-rsid="0013094b"/>
    </style:style>
    <style:style style:name="P13" style:family="paragraph" style:parent-style-name="Standard">
      <style:paragraph-properties fo:line-height="115%"/>
      <style:text-properties officeooo:rsid="001505ed" officeooo:paragraph-rsid="001505ed"/>
    </style:style>
    <style:style style:name="P14" style:family="paragraph" style:parent-style-name="Standard">
      <style:paragraph-properties fo:line-height="115%"/>
      <style:text-properties officeooo:paragraph-rsid="00199f76"/>
    </style:style>
    <style:style style:name="P15" style:family="paragraph" style:parent-style-name="Standard">
      <style:paragraph-properties fo:line-height="115%"/>
      <style:text-properties officeooo:paragraph-rsid="001bca1d"/>
    </style:style>
    <style:style style:name="P16" style:family="paragraph" style:parent-style-name="Standard">
      <style:paragraph-properties fo:line-height="115%"/>
      <style:text-properties fo:font-weight="bold" officeooo:rsid="00115ce5" officeooo:paragraph-rsid="0012fb52" style:font-weight-asian="bold" style:font-weight-complex="bold"/>
    </style:style>
    <style:style style:name="P17" style:family="paragraph" style:parent-style-name="Standard">
      <style:paragraph-properties fo:line-height="115%"/>
      <style:text-properties fo:font-size="10pt" officeooo:paragraph-rsid="001bca1d" style:font-size-asian="10pt" style:font-size-complex="10pt"/>
    </style:style>
    <style:style style:name="P18" style:family="paragraph" style:parent-style-name="Standard">
      <style:text-properties fo:font-size="20pt" fo:font-weight="bold" officeooo:rsid="00115ce5" officeooo:paragraph-rsid="00115ce5" style:font-size-asian="20pt" style:font-weight-asian="bold" style:font-size-complex="20pt" style:font-weight-complex="bold"/>
    </style:style>
    <style:style style:name="P19" style:family="paragraph" style:parent-style-name="Standard">
      <style:paragraph-properties fo:line-height="115%"/>
      <style:text-properties fo:font-size="12pt" style:text-underline-style="solid" style:text-underline-width="auto" style:text-underline-color="font-color" fo:font-weight="bold" officeooo:rsid="00227251" officeooo:paragraph-rsid="00227251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15%"/>
      <style:text-properties fo:font-size="12pt" style:text-underline-style="none" fo:font-weight="normal" officeooo:rsid="0023e013" officeooo:paragraph-rsid="0023e01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15%"/>
      <style:text-properties fo:font-size="12pt" style:text-underline-style="none" fo:font-weight="normal" officeooo:rsid="00227251" officeooo:paragraph-rsid="00227251" style:font-size-asian="12pt" style:font-weight-asian="normal" style:font-size-complex="12pt" style:font-weight-complex="normal"/>
    </style:style>
    <style:style style:name="P22" style:family="paragraph" style:parent-style-name="List_20_Paragraph" style:list-style-name="WWNum2">
      <style:paragraph-properties fo:line-height="150%" fo:text-align="justify" style:justify-single-word="false"/>
      <style:text-properties style:font-name="Arial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P23" style:family="paragraph" style:parent-style-name="List_20_Paragraph" style:list-style-name="WWNum1">
      <style:paragraph-properties fo:line-height="150%" fo:text-align="justify" style:justify-single-word="false"/>
      <style:text-properties style:font-name="Arial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P24" style:family="paragraph" style:parent-style-name="List_20_Paragraph" style:list-style-name="WWNum3">
      <style:paragraph-properties fo:line-height="150%" fo:text-align="justify" style:justify-single-word="false"/>
      <style:text-properties style:font-name="Arial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P25" style:family="paragraph" style:parent-style-name="List_20_Paragraph" style:list-style-name="WWNum2">
      <style:paragraph-properties fo:line-height="150%" fo:text-align="justify" style:justify-single-word="false"/>
      <style:text-properties fo:font-size="10pt" style:font-size-asian="10pt" style:font-size-complex="10pt"/>
    </style:style>
    <style:style style:name="P26" style:family="paragraph" style:parent-style-name="List_20_Paragraph" style:list-style-name="L2">
      <style:paragraph-properties fo:line-height="115%" fo:text-align="justify" style:justify-single-word="false"/>
      <style:text-properties style:font-name="Liberation Serif" fo:font-style="normal" officeooo:paragraph-rsid="001a9d29" style:font-style-asian="normal" style:font-name-complex="Arial1" style:font-style-complex="normal"/>
    </style:style>
    <style:style style:name="P27" style:family="paragraph" style:parent-style-name="Standard">
      <style:paragraph-properties fo:line-height="115%"/>
      <style:text-properties fo:font-size="12pt" style:text-underline-style="solid" style:text-underline-width="auto" style:text-underline-color="font-color" fo:font-weight="bold" officeooo:rsid="0024b05d" officeooo:paragraph-rsid="0024b05d" style:font-size-asian="12pt" style:font-weight-asian="bold" style:font-size-complex="12pt" style:font-weight-complex="bold"/>
    </style:style>
    <style:style style:name="P28" style:family="paragraph" style:parent-style-name="Standard" style:list-style-name="L1">
      <style:paragraph-properties fo:line-height="115%"/>
      <style:text-properties officeooo:paragraph-rsid="001a9d29"/>
    </style:style>
    <style:style style:name="P29" style:family="paragraph" style:parent-style-name="Standard">
      <style:paragraph-properties fo:line-height="115%"/>
      <style:text-properties officeooo:paragraph-rsid="002656bc"/>
    </style:style>
    <style:style style:name="P30" style:family="paragraph" style:parent-style-name="Standard" style:list-style-name="L3">
      <style:paragraph-properties fo:line-height="150%" fo:text-align="justify" style:justify-single-word="false"/>
      <style:text-properties style:font-name="Liberation Serif" fo:font-style="normal" fo:font-weight="normal" officeooo:rsid="001ff649" officeooo:paragraph-rsid="001ff649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line-height="115%"/>
      <style:text-properties style:text-underline-style="none" fo:font-weight="normal" officeooo:rsid="0024b05d" officeooo:paragraph-rsid="002517ac" style:font-weight-asian="normal" style:font-weight-complex="normal"/>
    </style:style>
    <style:style style:name="P32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2656bc" officeooo:paragraph-rsid="002656bc" style:font-weight-asian="bold" style:font-weight-complex="bold"/>
    </style:style>
    <style:style style:name="T1" style:family="text">
      <style:text-properties officeooo:rsid="0015fee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99f76"/>
    </style:style>
    <style:style style:name="T4" style:family="text">
      <style:text-properties style:font-name="Arial" fo:font-style="italic" style:font-style-asian="italic" style:font-name-complex="Arial1" style:font-style-complex="italic"/>
    </style:style>
    <style:style style:name="T5" style:family="text">
      <style:text-properties style:font-name="Arial" fo:font-style="italic" officeooo:rsid="001d1221" style:font-style-asian="italic" style:font-name-complex="Arial1" style:font-style-complex="italic"/>
    </style:style>
    <style:style style:name="T6" style:family="text">
      <style:text-properties style:font-name="Arial" fo:font-style="italic" style:font-name-asian="Arial1" style:font-style-asian="italic" style:font-name-complex="Arial1" style:font-style-complex="italic"/>
    </style:style>
    <style:style style:name="T7" style:family="text">
      <style:text-properties style:font-name="Arial" fo:font-style="italic" officeooo:rsid="001d1221" style:font-name-asian="Arial1" style:font-style-asian="italic" style:font-name-complex="Arial1" style:font-style-complex="italic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d1221" style:font-weight-asian="normal" style:font-weight-complex="normal"/>
    </style:style>
    <style:style style:name="T11" style:family="text">
      <style:text-properties style:text-underline-style="none" fo:font-weight="normal" officeooo:rsid="0024b05d" style:font-weight-asian="normal" style:font-weight-complex="normal"/>
    </style:style>
    <style:style style:name="T12" style:family="text">
      <style:text-properties style:text-underline-style="none" fo:font-weight="normal" officeooo:rsid="002656bc" style:font-weight-asian="normal" style:font-weight-complex="normal"/>
    </style:style>
    <style:style style:name="T13" style:family="text">
      <style:text-properties style:font-name="Liberation Serif" fo:font-style="normal" style:text-underline-style="solid" style:text-underline-width="auto" style:text-underline-color="font-color" fo:font-weight="normal" officeooo:rsid="001a9d29" style:font-style-asian="normal" style:font-weight-asian="normal" style:font-style-complex="normal" style:font-weight-complex="normal"/>
    </style:style>
    <style:style style:name="T14" style:family="text">
      <style:text-properties style:font-name="Liberation Serif" fo:font-style="normal" style:font-style-asian="normal" style:font-name-complex="Arial1" style:font-style-complex="normal"/>
    </style:style>
    <style:style style:name="T15" style:family="text">
      <style:text-properties style:font-name="Liberation Serif" fo:font-style="normal" style:text-underline-style="none" fo:font-weight="normal" officeooo:rsid="001a9d29" style:font-style-asian="normal" style:font-weight-asian="normal" style:font-style-complex="normal" style:font-weight-complex="normal"/>
    </style:style>
    <style:style style:name="T16" style:family="text">
      <style:text-properties style:font-name="Liberation Serif" fo:font-style="normal" style:text-underline-style="none" style:font-style-asian="normal" style:font-name-complex="Arial1" style:font-style-complex="normal"/>
    </style:style>
    <style:style style:name="T17" style:family="text">
      <style:text-properties officeooo:rsid="00227251"/>
    </style:style>
    <style:style style:name="T18" style:family="text">
      <style:text-properties officeooo:rsid="002517ac"/>
    </style:style>
    <style:style style:name="T19" style:family="text">
      <style:text-properties officeooo:rsid="002656b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Proyecto DEW</text:p>
      <text:p text:style-name="P1"/>
      <text:p text:style-name="P1"/>
      <text:p text:style-name="P16"><text:span text:style-name="T2">Formularios</text:span> </text:p>
      <text:p text:style-name="P10">(usar evento con el keyup para que esté contínuamente validando)</text:p>
      <text:p text:style-name="P11">input.AddEventListener(‘keyup’,validarformulario)</text:p>
      <text:p text:style-name="P11">Usar expresiones regulares los que no lo habían usado.</text:p>
      <text:p text:style-name="P11">Hacerlo de la manera más modular posible, usando switch y funciones con parámetros.</text:p>
      <text:p text:style-name="P12">Usar estilo para que sea vea que está erróneo o correcto (color rojo y cruz, o verde y palomita respectivamente). <text:span text:style-name="T1">Definir el estilo en el CSS.</text:span></text:p>
      <text:p text:style-name="P13">Si procede usar foreach para los elementos del formulario</text:p>
      <text:p text:style-name="P2">Uso del setTimeout</text:p>
      <text:p text:style-name="P2"/>
      <text:p text:style-name="P5"><text:span text:style-name="T17">E</text:span>ventos</text:p>
      <text:p text:style-name="P14"><text:span text:style-name="T3">Para un diseño interactivo usa los </text:span>addEventListener , <text:span text:style-name="T3">y asocia también múltiples funciones a un mismo evento con </text:span>addEventListener.</text:p>
      <text:p text:style-name="P14"/>
      <text:p text:style-name="P5"><text:span text:style-name="T17">C</text:span>ookies<text:span text:style-name="T9"> </text:span><text:span text:style-name="T11">Añade algunas </text:span><text:span text:style-name="T10">cookies </text:span><text:span text:style-name="T11">al proyecto</text:span><text:span text:style-name="T10">.</text:span></text:p>
      <text:p text:style-name="P3"/>
      <text:p text:style-name="P6">localStorage</text:p>
      <text:p text:style-name="P4"/>
      <text:p text:style-name="P17"><text:span text:style-name="T4">Realizar dos páginas web, preferencias de usuario y </text:span><text:span text:style-name="T5">la tuya dando un </text:span><text:span text:style-name="T4">saludo al usuario, de tal forma que:</text:span></text:p>
      <text:list xml:id="list341845631" text:style-name="WWNum2">
        <text:list-item>
          <text:p text:style-name="P22">La página inicial será la de preferencias de usuario. </text:p>
        </text:list-item>
        <text:list-item>
          <text:p text:style-name="P25"><text:span text:style-name="T6">Si tengo guardadas unas preferencias de usuario, automáticamente se abrirá </text:span><text:span text:style-name="T7">tu página con el saludo </text:span><text:span text:style-name="T6">al mismo con las características guardadas.</text:span></text:p>
        </text:list-item>
        <text:list-item>
          <text:p text:style-name="P22">Si no tengo guardada ninguna preferencia, he de preguntar por las mismas y guardarlas para futuras aperturas. Las preferencias son: </text:p>
        </text:list-item>
      </text:list>
      <text:list xml:id="list1400501653" text:style-name="WWNum1">
        <text:list-item>
          <text:p text:style-name="P23">Nombre del usuario</text:p>
        </text:list-item>
        <text:list-item>
          <text:p text:style-name="P23">Color preferido para el fondo de pantalla</text:p>
        </text:list-item>
        <text:list-item>
          <text:p text:style-name="P23">Color preferido para la letra</text:p>
        </text:list-item>
      </text:list>
      <text:list xml:id="list4213427440" text:style-name="WWNum3">
        <text:list-item>
          <text:p text:style-name="P24">Botón de borrado de preferencias en la página de saludo. </text:p>
        </text:list-item>
        <text:list-item>
          <text:p text:style-name="P24">Si intentamos acceder a la página de saludo y no tenemos ninguna preferencia guardada, automáticamente se nos mostrará la página de petición de las mismas.</text:p>
        </text:list-item>
      </text:list>
      <text:p text:style-name="P19">IndexDB</text:p>
      <text:p text:style-name="P20">Usa IndexDB para almacenar los datos introducidos en un formulario. Puedes usar el formulario de tu proyecto o el del ejemplo colgado en el campus.</text:p>
      <text:p text:style-name="P21"/>
      <text:p text:style-name="P19">Asincronía</text:p>
      <text:p text:style-name="P20">Haz el ejercicio de promesas, o añade alguna promesa a tu proyecto.</text:p>
      <text:p text:style-name="P20"/>
      <text:p text:style-name="P27">Geolocalización</text:p>
      <text:p text:style-name="P31">Añade geolocalización <text:span text:style-name="T18"><text:s/>al proyecto</text:span> <text:span text:style-name="T18">usando sus métodos.</text:span></text:p>
      <text:p text:style-name="P31"/>
      <text:p text:style-name="P32">JQuery</text:p>
      <text:p text:style-name="P29"><text:soft-page-break/><text:span text:style-name="T12">Añadir elementos de la librería JQuery al proyecto. Manipulación del DOM, llamadas Ajax, gestión de eventos, animaciones...</text:span></text:p>
      <text:p text:style-name="P7"/>
      <text:p text:style-name="P15"/>
      <text:p text:style-name="P8">Proyecto DOR</text:p>
      <text:p text:style-name="P9"/>
      <text:list xml:id="list1980225852" text:style-name="L1">
        <text:list-item>
          <text:p text:style-name="P28"><text:span text:style-name="T13">Video/Audio:</text:span><text:span text:style-name="T15"> </text:span><text:span text:style-name="T16">Crear u</text:span><text:span text:style-name="T14">n reproductor de vídeo y audio que cumple las siguientes características:</text:span></text:p>
        </text:list-item>
      </text:list>
      <text:list xml:id="list4197893871" text:style-name="L2">
        <text:list-item>
          <text:p text:style-name="P26">Reproducir los vídeos/audios independientemente del codec soportado por el navegador.</text:p>
        </text:list-item>
        <text:list-item>
          <text:p text:style-name="P26">Incluir controles de reproducción, pausa, parar, avanzar y retroceder 10 segundos, inicio y fin.</text:p>
        </text:list-item>
        <text:list-item>
          <text:p text:style-name="P26">Control de volumen y paso a pantalla completa (video).</text:p>
        </text:list-item>
        <text:list-item>
          <text:p text:style-name="P26">Un indicador de progreso de la reproducción.</text:p>
        </text:list-item>
        <text:list-item>
          <text:p text:style-name="P26">Añadir una lista de reproducción que permita seleccionar un nuevo vídeo/canción, y éste/a se reproduzca sin recargar la página.</text:p>
        </text:list-item>
      </text:list>
      <text:list xml:id="list3395715016" text:style-name="L3">
        <text:list-item>
          <text:p text:style-name="P30">Mejorar el proyecto teniendo en cuenta las reglas de Usabilidad Web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0" svg:font-family="0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letter-kerning="true" style:font-name-asian="Lucida Sans" style:font-family-asian="'Lucida San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8" style:display-name="ListLabel 18" style:family="text">
      <style:text-properties style:font-name-asian="Courier New" style:font-family-asian="'Courier New'" style:font-family-generic-asian="system" style:font-pitch-asian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/>
    </style:style>
    <style:style style:name="ListLabel_20_16" style:display-name="ListLabel 16" style:family="text">
      <style:text-properties style:font-name-asian="Courier New" style:font-family-asian="'Courier New'" style:font-family-generic-asian="system" style:font-pitch-asian="variable"/>
    </style:style>
    <style:style style:name="ListLabel_20_15" style:display-name="ListLabel 15" style:family="text">
      <style:text-properties style:font-name-asian="Courier New" style:font-family-asian="'Courier New'" style:font-family-generic-asian="system" style:font-pitch-asian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/>
    </style:style>
    <style:style style:name="ListLabel_20_13" style:display-name="ListLabel 13" style:family="text">
      <style:text-properties style:font-name-asian="Courier New" style:font-family-asian="'Courier New'" style:font-family-generic-asian="system" style:font-pitch-asian="variable"/>
    </style:style>
    <style:style style:name="ListLabel_20_12" style:display-name="ListLabel 12" style:family="text">
      <style:text-properties style:font-name-asian="Courier New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/>
    </style:style>
    <style:style style:name="ListLabel_20_10" style:display-name="ListLabel 10" style:family="text">
      <style:text-properties style:font-name-asian="Courier New" style:font-family-asian="'Courier New'" style:font-family-generic-asian="system" style:font-pitch-asian="variable"/>
    </style:style>
    <style:style style:name="ListLabel_20_9" style:display-name="ListLabel 9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1" style:display-name="ListLabel 1" style:family="text">
      <style:text-properties fo:font-size="10pt" style:font-size-asian="10pt"/>
    </style:style>
    <style:style style:name="Pie_20_de_20_página_20_Car" style:display-name="Pie de página Car" style:family="text"/>
    <style:style style:name="Encabezado_20_Car" style:display-name="Encabezado Car" style:family="text"/>
    <style:style style:name="toc_5f_number" style:display-name="toc_number" style:family="text"/>
    <style:style style:name="Default_20_Paragraph_20_Font" style:display-name="Default Paragraph Font" style:family="text"/>
    <style:style style:name="ListLabel_20_31" style:display-name="ListLabel 31" style:family="text">
      <style:text-properties style:font-name-asian="Courier New" style:font-family-asian="'Courier New'" style:font-family-generic-asian="system" style:font-pitch-asian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/>
    </style:style>
    <style:style style:name="ListLabel_20_33" style:display-name="ListLabel 33" style:family="text">
      <style:text-properties style:font-name-asian="Courier New" style:font-family-asian="'Courier New'" style:font-family-generic-asian="system" style:font-pitch-asian="variable"/>
    </style:style>
    <style:style style:name="ListLabel_20_34" style:display-name="ListLabel 34" style:family="text">
      <style:text-properties style:font-name-asian="Courier New" style:font-family-asian="'Courier New'" style:font-family-generic-asian="system" style:font-pitch-asian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/>
    </style:style>
    <style:style style:name="ListLabel_20_36" style:display-name="ListLabel 36" style:family="text">
      <style:text-properties style:font-name-asian="Courier New" style:font-family-asian="'Courier New'" style:font-family-generic-asian="system" style:font-pitch-asian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0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0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0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0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33M30S</meta:editing-duration>
    <meta:editing-cycles>17</meta:editing-cycles>
    <meta:generator>LibreOffice/7.0.1.2$Windows_X86_64 LibreOffice_project/7cbcfc562f6eb6708b5ff7d7397325de9e764452</meta:generator>
    <dc:date>2024-02-07T16:23:21.338000000</dc:date>
    <meta:document-statistic meta:table-count="0" meta:image-count="0" meta:object-count="0" meta:page-count="2" meta:paragraph-count="38" meta:word-count="385" meta:character-count="2439" meta:non-whitespace-character-count="2102"/>
  </office:meta>
</office:document-meta>
</file>